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.3924in" fo:margin-left="3.0063in" table:align="left"/>
    </style:style>
    <style:style style:name="Tabla1.A" style:family="table-column">
      <style:table-column-properties style:column-width="0.5375in"/>
    </style:style>
    <style:style style:name="Tabla1.B" style:family="table-column">
      <style:table-column-properties style:column-width="0.8549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1.3854in" fo:margin-left="3.0035in" table:align="left"/>
    </style:style>
    <style:style style:name="Tabla2.A" style:family="table-column">
      <style:table-column-properties style:column-width="0.5208in"/>
    </style:style>
    <style:style style:name="Tabla2.B" style:family="table-column">
      <style:table-column-properties style:column-width="0.864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B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0d9d2f" officeooo:paragraph-rsid="000d9d2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0d9d2f" officeooo:paragraph-rsid="000d9d2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weight="bold" officeooo:rsid="000d9d2f" officeooo:paragraph-rsid="000d9d2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6pt" fo:font-weight="bold" officeooo:rsid="000d9d2f" officeooo:paragraph-rsid="000d9d2f" style:font-size-asian="5.25pt" style:font-weight-asian="bold" style:font-size-complex="6pt" style:font-weight-complex="bold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paragraph-rsid="000f3572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f3572" officeooo:paragraph-rsid="000f3572" style:font-weight-asian="bold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27451"/>
    </style:style>
    <style:style style:name="P8" style:family="paragraph" style:parent-style-name="Table_20_Contents">
      <style:paragraph-properties fo:text-align="center" style:justify-single-word="false"/>
      <style:text-properties style:font-name="Calibri Light" fo:font-weight="bold" officeooo:rsid="00127451" officeooo:paragraph-rsid="0012745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 Light" fo:font-size="13pt" fo:font-weight="bold" officeooo:rsid="0010c6e2" officeooo:paragraph-rsid="0010c6e2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666666" loext:opacity="100%" style:font-name="Calibri Light" officeooo:rsid="0010c6e2" officeooo:paragraph-rsid="0010c6e2"/>
    </style:style>
    <style:style style:name="P11" style:family="paragraph" style:parent-style-name="Table_20_Contents">
      <style:paragraph-properties fo:text-align="end" style:justify-single-word="false"/>
      <style:text-properties fo:color="#666666" loext:opacity="100%" style:font-name="Calibri Light" fo:font-size="11pt" officeooo:rsid="00127451" officeooo:paragraph-rsid="00127451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666666" loext:opacity="100%" style:font-name="Calibri Light" fo:font-size="11pt" officeooo:rsid="00127451" officeooo:paragraph-rsid="00127451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Calibri Light" fo:font-weight="normal" officeooo:rsid="000d9d2f" officeooo:paragraph-rsid="000d9d2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 Light" fo:font-weight="bold" officeooo:rsid="000d9d2f" officeooo:paragraph-rsid="000d9d2f" style:font-weight-asian="bold" style:font-weight-complex="bold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style:font-name="Calibri Light" fo:font-weight="bold" officeooo:rsid="00127451" officeooo:paragraph-rsid="00127451" style:font-weight-asian="bold" style:font-weight-complex="bol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 Light" fo:font-weight="normal" officeooo:rsid="000d9d2f" officeooo:paragraph-rsid="000d9d2f" style:font-weight-asian="normal" style:font-weight-complex="normal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 Light" fo:font-weight="normal" officeooo:rsid="000d9d2f" officeooo:paragraph-rsid="000f3572" style:font-weight-asian="normal" style:font-weight-complex="normal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 Light" fo:font-weight="normal" officeooo:rsid="000d9d2f" officeooo:paragraph-rsid="0010c6e2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 Light" fo:font-weight="normal" officeooo:rsid="000f3572" officeooo:paragraph-rsid="000f3572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 Light" fo:font-weight="normal" officeooo:rsid="000f3572" officeooo:paragraph-rsid="0010c6e2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 Light" fo:font-weight="normal" officeooo:rsid="000d9d2f" officeooo:paragraph-rsid="0010c6e2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 Light" fo:font-weight="normal" officeooo:rsid="00127451" officeooo:paragraph-rsid="00127451" style:font-weight-asian="normal" style:font-weight-complex="normal"/>
    </style:style>
    <style:style style:name="P23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style:font-name="Calibri Light" fo:font-weight="bold" officeooo:rsid="0010c6e2" officeooo:paragraph-rsid="0010c6e2" style:font-weight-asian="bold" style:font-weight-complex="bold"/>
    </style:style>
    <style:style style:name="P24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style:font-name="Calibri Light" fo:font-weight="bold" officeooo:rsid="000d9d2f" officeooo:paragraph-rsid="0010c6e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3572" style:font-weight-asian="normal" style:font-weight-complex="normal"/>
    </style:style>
    <style:style style:name="T3" style:family="text">
      <style:text-properties style:font-name="Calibri Light"/>
    </style:style>
    <style:style style:name="T4" style:family="text">
      <style:text-properties style:font-name="Calibri Light" fo:font-weight="normal" style:font-weight-asian="normal" style:font-weight-complex="normal"/>
    </style:style>
    <style:style style:name="T5" style:family="text">
      <style:text-properties style:font-name="Calibri Light" fo:font-weight="normal" officeooo:rsid="000d9d2f" style:font-weight-asian="normal" style:font-weight-complex="normal"/>
    </style:style>
    <style:style style:name="T6" style:family="text">
      <style:text-properties style:font-name="Calibri Light" fo:font-weight="normal" officeooo:rsid="0010c6e2" style:font-weight-asian="normal" style:font-weight-complex="normal"/>
    </style:style>
    <style:style style:name="T7" style:family="text">
      <style:text-properties style:font-name="Calibri Light" fo:font-weight="normal" officeooo:rsid="00127451" style:font-weight-asian="normal" style:font-weight-complex="normal"/>
    </style:style>
    <style:style style:name="T8" style:family="text">
      <style:text-properties style:font-name="Calibri Light" fo:font-weight="normal" officeooo:rsid="000f3572" style:font-weight-asian="normal" style:font-weight-complex="normal"/>
    </style:style>
    <style:style style:name="T9" style:family="text">
      <style:text-properties style:font-name="Calibri Light" officeooo:rsid="000d9d2f"/>
    </style:style>
    <style:style style:name="T10" style:family="text">
      <style:text-properties style:font-name="Calibri Light" officeooo:rsid="000f3572"/>
    </style:style>
    <style:style style:name="T11" style:family="text">
      <style:text-properties style:font-name="Calibri Light" fo:font-weight="bold" officeooo:rsid="000d9d2f" style:font-weight-asian="bold" style:font-weight-complex="bold"/>
    </style:style>
    <style:style style:name="T12" style:family="text">
      <style:text-properties style:font-name="Calibri Light" fo:font-weight="bold" officeooo:rsid="0015cb1f" style:font-weight-asian="bold" style:font-weight-complex="bold"/>
    </style:style>
    <style:style style:name="T13" style:family="text">
      <style:text-properties style:font-name="Calibri Light" fo:font-weight="bold" officeooo:rsid="0016e986" style:font-weight-asian="bold" style:font-weight-complex="bold"/>
    </style:style>
    <style:style style:name="T14" style:family="text">
      <style:text-properties style:font-name="Calibri Light" fo:font-weight="bold" officeooo:rsid="00170afa" style:font-weight-asian="bold" style:font-weight-complex="bold"/>
    </style:style>
    <style:style style:name="T15" style:family="text">
      <style:text-properties style:font-name="Calibri Light" officeooo:rsid="0016e986"/>
    </style:style>
    <style:style style:name="T16" style:family="text">
      <style:text-properties officeooo:rsid="000f3572"/>
    </style:style>
    <style:style style:name="T17" style:family="text">
      <style:text-properties fo:font-weight="bold" officeooo:rsid="0015cb1f" style:font-weight-asian="bold" style:font-weight-complex="bold"/>
    </style:style>
    <style:style style:name="T18" style:family="text">
      <style:text-properties officeooo:rsid="0016e9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prácticos - CPU y Memoria</text:p>
      <text:p text:style-name="P4"/>
      <text:p text:style-name="P1"/>
      <text:p text:style-name="P2">Ejercicio 1.- <text:span text:style-name="T1">Realiza los siguientes </text:span>cálculos de tiempo de acceso<text:span text:style-name="T1"> </text:span><text:span text:style-name="T16">a memoria</text:span><text:span text:style-name="T2"> </text:span><text:span text:style-name="T1">según la latencia / frecuencia dada en cada uno de los casos.</text:span></text:p>
      <text:p text:style-name="P13"/>
      <text:p text:style-name="P16">a) Latencia 2 5 4 6 / Frecuencia 500MHz <text:span text:style-name="T17">2ns | 4+10+8+12=34ns</text:span></text:p>
      <text:p text:style-name="P16"/>
      <text:p text:style-name="P5"><text:span text:style-name="T10">b</text:span><text:span text:style-name="T9">) Latencia </text:span><text:span text:style-name="T10">4</text:span><text:span text:style-name="T9"> </text:span><text:span text:style-name="T10">3</text:span><text:span text:style-name="T9"> </text:span><text:span text:style-name="T10">7</text:span><text:span text:style-name="T9"> </text:span><text:span text:style-name="T10">1</text:span><text:span text:style-name="T9"> / Frecuencia </text:span><text:span text:style-name="T10">25</text:span><text:span text:style-name="T9">MHz </text:span><text:span text:style-name="T12">40ns | 160+120+280+40=</text:span><text:span text:style-name="T14">600ns</text:span></text:p>
      <text:p text:style-name="P17"/>
      <text:p text:style-name="P5"><text:span text:style-name="T10">c</text:span><text:span text:style-name="T9">) Latencia </text:span><text:span text:style-name="T10">3</text:span><text:span text:style-name="T9"> </text:span><text:span text:style-name="T10">8</text:span><text:span text:style-name="T9"> </text:span><text:span text:style-name="T10">1</text:span><text:span text:style-name="T9"> </text:span><text:span text:style-name="T10">5</text:span><text:span text:style-name="T9">/ Frecuencia </text:span><text:span text:style-name="T10">10</text:span><text:span text:style-name="T9">00MHz </text:span><text:span text:style-name="T13">1ns | 3+8+1+5=17ns</text:span></text:p>
      <text:p text:style-name="P17"/>
      <text:p text:style-name="P5"><text:span text:style-name="T10">d</text:span><text:span text:style-name="T9">) Latencia </text:span><text:span text:style-name="T10">8</text:span><text:span text:style-name="T9"> </text:span><text:span text:style-name="T10">7</text:span><text:span text:style-name="T9"> </text:span><text:span text:style-name="T10">7</text:span><text:span text:style-name="T9"> 6 / Frecuencia </text:span><text:span text:style-name="T10">125</text:span><text:span text:style-name="T9">MHz </text:span><text:span text:style-name="T13">8ns | 64+56+56+48=224ns</text:span></text:p>
      <text:p text:style-name="P17"/>
      <text:p text:style-name="P17"/>
      <text:p text:style-name="P6"><text:span text:style-name="T9">E</text:span><text:span text:style-name="T3">jercicio 2.- </text:span><text:span text:style-name="T4">Realiza los siguientes cálculos según el direccionamiento que se utilice y los datos expuestos en la memoria </text:span><text:span text:style-name="T6">dada</text:span><text:span text:style-name="T4">.</text:span></text:p>
      <text:p text:style-name="P19"/>
      <table:table table:name="Tabla1" table:style-name="Tabla1">
        <table:table-column table:style-name="Tabla1.A"/>
        <table:table-column table:style-name="Tabla1.B"/>
        <table:table-row table:style-name="TableLine2284798943072">
          <table:table-cell table:style-name="Tabla1.A1" office:value-type="string">
            <text:p text:style-name="P10">@1</text:p>
          </table:table-cell>
          <table:table-cell table:style-name="Tabla1.B1" office:value-type="string">
            <text:p text:style-name="P9">23</text:p>
          </table:table-cell>
        </table:table-row>
        <table:table-row table:style-name="TableLine2284798935728">
          <table:table-cell table:style-name="Tabla1.A2" office:value-type="string">
            <text:p text:style-name="P10">@2</text:p>
          </table:table-cell>
          <table:table-cell table:style-name="Tabla1.B2" office:value-type="string">
            <text:p text:style-name="P9">12</text:p>
          </table:table-cell>
        </table:table-row>
        <table:table-row table:style-name="TableLine2284798942256">
          <table:table-cell table:style-name="Tabla1.A2" office:value-type="string">
            <text:p text:style-name="P10">@3</text:p>
          </table:table-cell>
          <table:table-cell table:style-name="Tabla1.B2" office:value-type="string">
            <text:p text:style-name="P9">@1</text:p>
          </table:table-cell>
        </table:table-row>
        <table:table-row table:style-name="TableLine2284798946608">
          <table:table-cell table:style-name="Tabla1.A2" office:value-type="string">
            <text:p text:style-name="P10">@4</text:p>
          </table:table-cell>
          <table:table-cell table:style-name="Tabla1.B2" office:value-type="string">
            <text:p text:style-name="P9">4</text:p>
          </table:table-cell>
        </table:table-row>
        <table:table-row table:style-name="TableLine2284798942528">
          <table:table-cell table:style-name="Tabla1.A2" office:value-type="string">
            <text:p text:style-name="P10">@5</text:p>
          </table:table-cell>
          <table:table-cell table:style-name="Tabla1.B2" office:value-type="string">
            <text:p text:style-name="P9">3</text:p>
          </table:table-cell>
        </table:table-row>
        <table:table-row table:style-name="TableLine2284798936544">
          <table:table-cell table:style-name="Tabla1.A2" office:value-type="string">
            <text:p text:style-name="P10">@6</text:p>
          </table:table-cell>
          <table:table-cell table:style-name="Tabla1.B2" office:value-type="string">
            <text:p text:style-name="P9">2</text:p>
          </table:table-cell>
        </table:table-row>
        <table:table-row table:style-name="TableLine2284798936816">
          <table:table-cell table:style-name="Tabla1.A2" office:value-type="string">
            <text:p text:style-name="P10">@7</text:p>
          </table:table-cell>
          <table:table-cell table:style-name="Tabla1.B2" office:value-type="string">
            <text:p text:style-name="P9">@3</text:p>
          </table:table-cell>
        </table:table-row>
        <table:table-row table:style-name="TableLine2284798942800">
          <table:table-cell table:style-name="Tabla1.A2" office:value-type="string">
            <text:p text:style-name="P10">@8</text:p>
          </table:table-cell>
          <table:table-cell table:style-name="Tabla1.B2" office:value-type="string">
            <text:p text:style-name="P9">12</text:p>
          </table:table-cell>
        </table:table-row>
        <table:table-row table:style-name="TableLine2284798937904">
          <table:table-cell table:style-name="Tabla1.A2" office:value-type="string">
            <text:p text:style-name="P10">@9</text:p>
          </table:table-cell>
          <table:table-cell table:style-name="Tabla1.B2" office:value-type="string">
            <text:p text:style-name="P9">@2</text:p>
          </table:table-cell>
        </table:table-row>
        <table:table-row table:style-name="TableLine2284798936272">
          <table:table-cell table:style-name="Tabla1.A2" office:value-type="string">
            <text:p text:style-name="P10">@10</text:p>
          </table:table-cell>
          <table:table-cell table:style-name="Tabla1.B2" office:value-type="string">
            <text:p text:style-name="P9">@9</text:p>
          </table:table-cell>
        </table:table-row>
      </table:table>
      <text:p text:style-name="P2"/>
      <text:p text:style-name="P2"/>
      <text:p text:style-name="P20"/>
      <text:list xml:id="list3608982786" text:style-name="L1">
        <text:list-item>
          <text:p text:style-name="P23">Suma 3 4 (inmediato) <text:span text:style-name="T18">3+4=7</text:span></text:p>
        </text:list-item>
        <text:list-item>
          <text:p text:style-name="P23">Mul @2 @6 (directo absoluto) <text:span text:style-name="T18">12*2=24</text:span></text:p>
        </text:list-item>
        <text:list-item>
          <text:p text:style-name="P23">Res 3 1 (directo relativo a @5) <text:span text:style-name="T18">12-2=10</text:span></text:p>
        </text:list-item>
        <text:list-item>
          <text:p text:style-name="P23">Div 12 6 (inmediato) <text:span text:style-name="T18">12/6=2</text:span></text:p>
        </text:list-item>
        <text:list-item>
          <text:p text:style-name="P23">Res @1 @8 (directo absoluto) <text:span text:style-name="T18">23-12=11</text:span></text:p>
        </text:list-item>
        <text:list-item>
          <text:p text:style-name="P23">Res @7 @10 (indirecto) <text:span text:style-name="T18">23-12=11</text:span></text:p>
        </text:list-item>
        <text:list-item>
          <text:p text:style-name="P23">Res 6 0 (directo relativo a @2) <text:span text:style-name="T18">12-12=0</text:span></text:p>
        </text:list-item>
        <text:list-item>
          <text:p text:style-name="P24">Sum @10 @7 (indirecto) <text:span text:style-name="T18">12+23=35</text:span></text:p>
        </text:list-item>
      </text:list>
      <text:p text:style-name="P18"/>
      <text:p text:style-name="P18"/>
      <text:p text:style-name="P18"/>
      <text:p text:style-name="P21"/>
      <text:p text:style-name="P7"><text:soft-page-break/><text:span text:style-name="T11">Ejercicio 2.- </text:span><text:span text:style-name="T5">Realiza los siguientes cálculos </text:span><text:span text:style-name="T7">en orden secuencial s</text:span><text:span text:style-name="T8">egún el direccionamiento que se utilice y los datos expuestos en la memoria </text:span><text:span text:style-name="T6">dada</text:span><text:span text:style-name="T8">. </text:span><text:span text:style-name="T7">Actualiza los datos de la memoria según las operaciones que vayas realizando y la dirección donde se deba actualizar.</text:span></text:p>
      <text:p text:style-name="P22"/>
      <table:table table:name="Tabla2" table:style-name="Tabla2">
        <table:table-column table:style-name="Tabla2.A"/>
        <table:table-column table:style-name="Tabla2.B"/>
        <table:table-row table:style-name="TableLine2284798937088">
          <table:table-cell table:style-name="Tabla2.A1" office:value-type="string">
            <text:p text:style-name="P11">@1</text:p>
          </table:table-cell>
          <table:table-cell table:style-name="Tabla2.B1" office:value-type="string">
            <text:p text:style-name="P8">17</text:p>
          </table:table-cell>
        </table:table-row>
        <table:table-row table:style-name="TableLine2284798944704">
          <table:table-cell table:style-name="Tabla2.A2" office:value-type="string">
            <text:p text:style-name="P11">@2</text:p>
          </table:table-cell>
          <table:table-cell table:style-name="Tabla2.B2" office:value-type="string">
            <text:p text:style-name="P8">14</text:p>
          </table:table-cell>
        </table:table-row>
        <table:table-row table:style-name="TableLine2284798939536">
          <table:table-cell table:style-name="Tabla2.A2" office:value-type="string">
            <text:p text:style-name="P11">@3</text:p>
          </table:table-cell>
          <table:table-cell table:style-name="Tabla2.B2" office:value-type="string">
            <text:p text:style-name="P8">21</text:p>
          </table:table-cell>
        </table:table-row>
        <table:table-row table:style-name="TableLine2284798939808">
          <table:table-cell table:style-name="Tabla2.A2" office:value-type="string">
            <text:p text:style-name="P11">@4</text:p>
          </table:table-cell>
          <table:table-cell table:style-name="Tabla2.B2" office:value-type="string">
            <text:p text:style-name="P8">6</text:p>
          </table:table-cell>
        </table:table-row>
        <table:table-row table:style-name="TableLine2284798940624">
          <table:table-cell table:style-name="Tabla2.A2" office:value-type="string">
            <text:p text:style-name="P11">@5</text:p>
          </table:table-cell>
          <table:table-cell table:style-name="Tabla2.B2" office:value-type="string">
            <text:p text:style-name="P8">2</text:p>
          </table:table-cell>
        </table:table-row>
        <table:table-row table:style-name="TableLine2284798947424">
          <table:table-cell table:style-name="Tabla2.A2" office:value-type="string">
            <text:p text:style-name="P11">@6</text:p>
          </table:table-cell>
          <table:table-cell table:style-name="Tabla2.B2" office:value-type="string">
            <text:p text:style-name="P8">43</text:p>
          </table:table-cell>
        </table:table-row>
        <table:table-row table:style-name="TableLine2284798944976">
          <table:table-cell table:style-name="Tabla2.A2" office:value-type="string">
            <text:p text:style-name="P11">@7</text:p>
          </table:table-cell>
          <table:table-cell table:style-name="Tabla2.B2" office:value-type="string">
            <text:p text:style-name="P8">50</text:p>
          </table:table-cell>
        </table:table-row>
        <table:table-row table:style-name="TableLine2284798948240">
          <table:table-cell table:style-name="Tabla2.A2" office:value-type="string">
            <text:p text:style-name="P11">@8</text:p>
          </table:table-cell>
          <table:table-cell table:style-name="Tabla2.B2" office:value-type="string">
            <text:p text:style-name="P8">12</text:p>
          </table:table-cell>
        </table:table-row>
        <table:table-row table:style-name="TableLine2284798948784">
          <table:table-cell table:style-name="Tabla2.A2" office:value-type="string">
            <text:p text:style-name="P11">@9</text:p>
          </table:table-cell>
          <table:table-cell table:style-name="Tabla2.B2" office:value-type="string">
            <text:p text:style-name="P8">@1</text:p>
          </table:table-cell>
        </table:table-row>
        <table:table-row table:style-name="TableLine2284798949328">
          <table:table-cell table:style-name="Tabla2.A2" office:value-type="string">
            <text:p text:style-name="P11">@10</text:p>
          </table:table-cell>
          <table:table-cell table:style-name="Tabla2.B2" office:value-type="string">
            <text:p text:style-name="P8">@2</text:p>
          </table:table-cell>
        </table:table-row>
        <table:table-row table:style-name="TableLine2284798949600">
          <table:table-cell table:style-name="Tabla2.A2" office:value-type="string">
            <text:p text:style-name="P11">@11</text:p>
          </table:table-cell>
          <table:table-cell table:style-name="Tabla2.B2" office:value-type="string">
            <text:p text:style-name="P8">@3</text:p>
          </table:table-cell>
        </table:table-row>
        <table:table-row table:style-name="TableLine2284798927568">
          <table:table-cell table:style-name="Tabla2.A2" office:value-type="string">
            <text:p text:style-name="P11">@12</text:p>
          </table:table-cell>
          <table:table-cell table:style-name="Tabla2.B2" office:value-type="string">
            <text:p text:style-name="P8">@4</text:p>
          </table:table-cell>
        </table:table-row>
        <table:table-row table:style-name="TableLine2284798933280">
          <table:table-cell table:style-name="Tabla2.A2" office:value-type="string">
            <text:p text:style-name="P11">@13</text:p>
          </table:table-cell>
          <table:table-cell table:style-name="Tabla2.B2" office:value-type="string">
            <text:p text:style-name="P8">@5</text:p>
          </table:table-cell>
        </table:table-row>
        <table:table-row table:style-name="TableLine2284798921040">
          <table:table-cell table:style-name="Tabla2.A2" office:value-type="string">
            <text:p text:style-name="P11">@14</text:p>
          </table:table-cell>
          <table:table-cell table:style-name="Tabla2.B2" office:value-type="string">
            <text:p text:style-name="P8">@6</text:p>
          </table:table-cell>
        </table:table-row>
        <table:table-row table:style-name="TableLine2284798929744">
          <table:table-cell table:style-name="Tabla2.A2" office:value-type="string">
            <text:p text:style-name="P11">@15</text:p>
          </table:table-cell>
          <table:table-cell table:style-name="Tabla2.B2" office:value-type="string">
            <text:p text:style-name="P8">@9</text:p>
          </table:table-cell>
        </table:table-row>
        <table:table-row table:style-name="TableLine2284798931920">
          <table:table-cell table:style-name="Tabla2.A2" office:value-type="string">
            <text:p text:style-name="P11">@16</text:p>
          </table:table-cell>
          <table:table-cell table:style-name="Tabla2.B2" office:value-type="string">
            <text:p text:style-name="P8">@10</text:p>
          </table:table-cell>
        </table:table-row>
        <table:table-row table:style-name="TableLine2284798930016">
          <table:table-cell table:style-name="Tabla2.A2" office:value-type="string">
            <text:p text:style-name="P11">@17</text:p>
          </table:table-cell>
          <table:table-cell table:style-name="Tabla2.B2" office:value-type="string">
            <text:p text:style-name="P8">@11</text:p>
          </table:table-cell>
        </table:table-row>
        <table:table-row table:style-name="TableLine2284798921312">
          <table:table-cell table:style-name="Tabla2.A2" office:value-type="string">
            <text:p text:style-name="P11">@18</text:p>
          </table:table-cell>
          <table:table-cell table:style-name="Tabla2.B2" office:value-type="string">
            <text:p text:style-name="P8">@12</text:p>
          </table:table-cell>
        </table:table-row>
        <table:table-row table:style-name="TableLine2284798921584">
          <table:table-cell table:style-name="Tabla2.A2" office:value-type="string">
            <text:p text:style-name="P11">@19</text:p>
          </table:table-cell>
          <table:table-cell table:style-name="Tabla2.B2" office:value-type="string">
            <text:p text:style-name="P8">@13</text:p>
          </table:table-cell>
        </table:table-row>
        <table:table-row table:style-name="TableLine2284798918864">
          <table:table-cell table:style-name="Tabla2.A2" office:value-type="string">
            <text:p text:style-name="P11">@20</text:p>
          </table:table-cell>
          <table:table-cell table:style-name="Tabla2.B2" office:value-type="string">
            <text:p text:style-name="P8">@14</text:p>
          </table:table-cell>
        </table:table-row>
      </table:table>
      <text:p text:style-name="P22"/>
      <text:p text:style-name="P22"/>
      <text:list xml:id="list1783915890" text:style-name="L2">
        <text:list-item>
          <text:p text:style-name="P15">Sum 7 6 @1 (inmediato)</text:p>
        </text:list-item>
        <text:list-item>
          <text:p text:style-name="P15">Res @1 @2 @3 (directo absoluto)</text:p>
        </text:list-item>
        <text:list-item>
          <text:p text:style-name="P15">Mul @18 @19 @4 (indirecto)</text:p>
        </text:list-item>
        <text:list-item>
          <text:p text:style-name="P15">Div @8 @4 @1 (directo absoluto)</text:p>
        </text:list-item>
        <text:list-item>
          <text:p text:style-name="P15">Mul @9 @10 @5 <text:s/>(indirecto)</text:p>
        </text:list-item>
        <text:list-item>
          <text:p text:style-name="P15">Res 2 3 @6 (relativo a @1)</text:p>
        </text:list-item>
        <text:list-item>
          <text:p text:style-name="P15">Sum 0 1 @8 (relativo a @6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1:19:10.317000000</meta:creation-date>
    <dc:date>2021-10-26T10:53:52.279000000</dc:date>
    <meta:editing-duration>PT19M9S</meta:editing-duration>
    <meta:editing-cycles>7</meta:editing-cycles>
    <meta:generator>LibreOffice/7.0.6.2$Windows_X86_64 LibreOffice_project/144abb84a525d8e30c9dbbefa69cbbf2d8d4ae3b</meta:generator>
    <meta:document-statistic meta:table-count="2" meta:image-count="0" meta:object-count="0" meta:page-count="2" meta:paragraph-count="83" meta:word-count="303" meta:character-count="1415" meta:non-whitespace-character-count="1209"/>
  </office:meta>
</office:document-meta>
</file>